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D0000014D879A3BC4.png"/>
  <manifest:file-entry manifest:media-type="image/gif" manifest:full-path="Pictures/10000000000000660000003FF36DA160.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style:font-name="Arial" fo:font-size="14pt" style:font-size-asian="14pt" style:font-size-complex="14pt"/>
    </style:style>
    <style:style style:name="P2" style:family="paragraph" style:parent-style-name="Header">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Header">
      <style:paragraph-properties fo:text-align="center" style:justify-single-word="false"/>
      <style:text-properties style:font-name="Arial" fo:font-size="10pt" style:font-size-asian="10pt" style:font-size-complex="10pt"/>
    </style:style>
    <style:style style:name="P4" style:family="paragraph" style:parent-style-name="Footer">
      <style:text-properties style:font-name="Arial" fo:font-size="10pt" style:font-size-asian="10pt" style:font-size-complex="10pt"/>
    </style:style>
    <style:style style:name="P5" style:family="paragraph" style:parent-style-name="Standard">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6" style:family="paragraph" style:parent-style-name="Standard">
      <style:paragraph-properties fo:line-height="150%"/>
      <style:text-properties style:font-name="Arial" fo:font-size="10pt" fo:font-weight="normal" style:font-size-asian="10pt" style:font-weight-asian="normal" style:font-size-complex="10pt" style:font-weight-complex="normal"/>
    </style:style>
    <style:style style:name="P7" style:family="paragraph" style:parent-style-name="Standard">
      <style:paragraph-properties fo:line-height="150%" fo:text-align="justify" style:justify-single-word="false"/>
      <style:text-properties style:font-name="Arial" fo:font-size="10pt" fo:font-weight="normal" style:font-size-asian="10pt" style:font-weight-asian="normal" style:font-size-complex="10pt" style:font-weight-complex="normal"/>
    </style:style>
    <style:style style:name="P8" style:family="paragraph" style:parent-style-name="Standard">
      <style:paragraph-properties fo:line-height="150%"/>
      <style:text-properties style:font-name="Arial" fo:font-size="10pt" style:font-size-asian="10pt" style:font-size-complex="10pt"/>
    </style:style>
    <style:style style:name="P9" style:family="paragraph" style:parent-style-name="Standard">
      <style:paragraph-properties fo:line-height="150%" fo:text-align="justify" style:justify-single-word="false"/>
      <style:text-properties style:font-name="Arial" fo:font-size="10pt" style:font-size-asian="10pt" style:font-size-complex="10pt"/>
    </style:style>
    <style:style style:name="P10" style:family="paragraph" style:parent-style-name="Standard">
      <style:paragraph-properties fo:line-height="150%"/>
      <style:text-properties style:font-name="Arial" fo:font-size="14pt" style:font-size-asian="14pt" style:font-size-complex="14pt"/>
    </style:style>
    <style:style style:name="P11" style:family="paragraph" style:parent-style-name="Standard">
      <style:paragraph-properties fo:line-height="150%"/>
      <style:text-properties style:font-name="Arial" fo:font-size="9pt" fo:font-weight="bold" style:font-size-asian="9pt" style:font-weight-asian="bold" style:font-size-complex="9pt" style:font-weight-complex="bold"/>
    </style:style>
    <style:style style:name="P12" style:family="paragraph" style:parent-style-name="Standard">
      <style:paragraph-properties fo:line-height="150%"/>
      <style:text-properties style:font-name="Arial"/>
    </style:style>
    <style:style style:name="P13" style:family="paragraph" style:parent-style-name="Standard">
      <style:paragraph-properties fo:line-height="100%"/>
      <style:text-properties style:font-name="Arial" fo:font-size="12pt" fo:font-weight="bold" style:font-size-asian="12pt" style:font-weight-asian="bold" style:font-size-complex="12pt" style:font-weight-complex="bold"/>
    </style:style>
    <style:style style:name="P14" style:family="paragraph" style:parent-style-name="Standard">
      <style:paragraph-properties fo:line-height="150%"/>
      <style:text-properties fo:color="#800000" style:font-name="Arial" fo:font-size="10pt" style:font-size-asian="10pt" style:font-size-complex="10pt"/>
    </style:style>
    <style:style style:name="P15" style:family="paragraph" style:parent-style-name="Table_20_Contents">
      <style:paragraph-properties fo:text-align="end" style:justify-single-word="false"/>
      <style:text-properties style:font-name="Arial" fo:font-size="10pt" style:font-size-asian="10pt" style:font-size-complex="10pt"/>
    </style:style>
    <style:style style:name="P16" style:family="paragraph" style:parent-style-name="Standard">
      <style:paragraph-properties fo:line-height="150%" fo:break-before="page"/>
      <style:text-properties style:font-name="Arial" fo:font-size="10pt" style:font-size-asian="10pt" style:font-size-complex="10pt"/>
    </style:style>
    <style:style style:name="P17" style:family="paragraph" style:parent-style-name="Preformatted_20_Text">
      <style:paragraph-properties fo:line-height="150%"/>
      <style:text-properties style:font-name="Arial" fo:font-size="9pt" fo:font-weight="bold" style:font-size-asian="9pt" style:font-weight-asian="bold" style:font-size-complex="9pt" style:font-weight-complex="bold"/>
    </style:style>
    <style:style style:name="P18" style:family="paragraph" style:parent-style-name="Standard" style:list-style-name="L1">
      <style:paragraph-properties fo:line-height="150%"/>
      <style:text-properties style:font-name="Arial" fo:font-size="10pt" style:font-size-asian="10pt" style:font-size-complex="10pt"/>
    </style:style>
    <style:style style:name="P19" style:family="paragraph" style:parent-style-name="Standard">
      <style:paragraph-properties fo:line-height="150%" fo:text-align="justify" style:justify-single-word="false"/>
      <style:text-properties style:font-name="Arial" fo:font-size="10pt" style:font-size-asian="10pt" style:font-size-complex="10pt"/>
    </style:style>
    <style:style style:name="P20" style:family="paragraph" style:parent-style-name="Standard">
      <style:paragraph-properties fo:line-height="100%"/>
      <style:text-properties style:font-name="Arial" fo:font-size="10pt" style:font-size-asian="10pt" style:font-size-complex="10pt"/>
    </style:style>
    <style:style style:name="P21" style:family="paragraph" style:parent-style-name="Standard">
      <style:paragraph-properties fo:line-height="100%"/>
      <style:text-properties style:font-name="Arial" fo:font-size="10pt" fo:font-weight="bold" style:font-size-asian="10pt" style:font-weight-asian="bold" style:font-size-complex="10pt" style:font-weight-complex="bold"/>
    </style:style>
    <style:style style:name="P22" style:family="paragraph" style:parent-style-name="Standard">
      <style:paragraph-properties fo:line-height="150%"/>
      <style:text-properties style:font-name="Arial" fo:font-size="9pt" style:font-size-asian="9pt" style:font-size-complex="9pt"/>
    </style:style>
    <style:style style:name="P23" style:family="paragraph" style:parent-style-name="Standard">
      <style:paragraph-properties fo:line-height="150%"/>
      <style:text-properties style:font-name="Arial" fo:font-size="9pt" fo:font-weight="normal" style:font-size-asian="9pt" style:font-weight-asian="normal" style:font-size-complex="9pt" style:font-weight-complex="normal"/>
    </style:style>
    <style:style style:name="P24" style:family="paragraph" style:parent-style-name="Standard">
      <style:text-properties style:font-name="Arial"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10pt"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9pt" fo:font-weight="bold" style:font-size-asian="9pt" style:font-weight-asian="bold" style:font-size-complex="9pt" style:font-weight-complex="bold"/>
    </style:style>
    <style:style style:name="T7" style:family="text">
      <style:text-properties style:font-name="Arial" fo:font-size="10pt" fo:font-weight="normal" style:font-size-asian="10pt" style:font-weight-asian="normal" style:font-size-complex="10pt" style:font-weight-complex="normal"/>
    </style:style>
    <style:style style:name="T8" style:family="text">
      <style:text-properties style:font-weight-asian="bold"/>
    </style:style>
    <style:style style:name="T9" style:family="text">
      <style:text-properties style:font-weight-complex="bold"/>
    </style:style>
    <style:style style:name="T10" style:family="text">
      <style:text-properties style:font-name="Arial"/>
    </style:style>
    <style:style style:name="T11" style:family="text">
      <style:text-properties style:font-name="Arial" fo:font-size="10pt" fo:font-weight="normal" style:font-size-asian="10pt" style:font-weight-asian="normal" style:font-size-complex="10pt" style:font-weight-complex="normal"/>
    </style:style>
    <style:style style:name="T12"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3">Thema:<text:tab/><text:tab/></text:span><text:span text:style-name="T1">Kommunikation im Internet</text:span></text:p>
      <text:p text:style-name="P11">Referent:<text:tab/><text:tab/>Alexander Brock</text:p>
      <text:p text:style-name="P11"/>
      <text:p text:style-name="P11">Zielsetzung:</text:p>
      <text:p text:style-name="P9">Erarbeiten Sie sich Möglichkeiten und Gefahren im Bereich Internet und PC, wie sie von Jugendlichen verwendet werden. Konzentrieren Sie sich dabei auf Situationen, die in Ihrem späteren Berufsleben auftreten können. Erstellen Sie aus den erarbeiteten Informationen eine Präsentation.</text:p>
      <text:p text:style-name="P14"/>
      <text:p text:style-name="P11">Zeitplan: 12. Juni bis 19.Juni 2009</text:p>
      <text:list xml:id="list41370724" text:style-name="L1">
        <text:list-item>
          <text:p text:style-name="P18">Freitag</text:p>
          <text:list>
            <text:list-item>
              <text:p text:style-name="P18">13.10 Uhr: Vorstellung der Referenten und ihrer Themen.</text:p>
            </text:list-item>
            <text:list-item>
              <text:p text:style-name="P18">13.40 Uhr: Einteilung der Gruppen und Bestimmen der Plattform für die Präsentation.</text:p>
            </text:list-item>
            <text:list-item>
              <text:p text:style-name="P18">13.55 Uhr: Einführung in die Aufgabenstellung, Bestimmen des Gruppenleiters.</text:p>
            </text:list-item>
            <text:list-item>
              <text:p text:style-name="P18">15.00 Uhr: Selbstständiges Arbeiten.</text:p>
            </text:list-item>
          </text:list>
        </text:list-item>
        <text:list-item>
          <text:p text:style-name="P18">Samstag – Dienstag</text:p>
          <text:list>
            <text:list-item>
              <text:p text:style-name="P18">Selbstständiges Arbeiten.</text:p>
            </text:list-item>
          </text:list>
        </text:list-item>
        <text:list-item>
          <text:p text:style-name="P18">Mittwoch</text:p>
          <text:list>
            <text:list-item>
              <text:p text:style-name="P18">07.30 – 10.00 Uhr: Abschlusssitzung, Ergebnisse präsentieren, sichten, korrigieren, ergänzen und für die Präsentation für die restlichen Schüler der Schule am Donnerstag vorbereiten.</text:p>
            </text:list-item>
          </text:list>
        </text:list-item>
        <text:list-item>
          <text:p text:style-name="P18">Donnerstag</text:p>
          <text:list>
            <text:list-item>
              <text:p text:style-name="P18">Präsentation.</text:p>
            </text:list-item>
          </text:list>
        </text:list-item>
      </text:list>
      <text:p text:style-name="P8"/>
      <text:p text:style-name="P11">Kontakt zu den Referenten:</text:p>
      <text:p text:style-name="P6">Für inhaltliche Fragen sind wir jederzeit via E-Mail oder Chat zu erreichen. (Viele von uns sind rund um die Uhr im Chat eingeloggt, obwohl sie nebenbei mit anderen Tätigkeiten beschäftigt sind. Es kann daher eine Zeit dauern, bis Sie eine Antwort erhalten. Senden Sie im Zweifel eine E-Mail.)</text:p>
      <text:p text:style-name="P6"/>
      <text:p text:style-name="P12"><text:span text:style-name="T4">Webseite:<text:tab/><text:tab/></text:span><text:a xlink:type="simple" xlink:href="http://oqlt.de/"><text:span text:style-name="T4">http://oqlt.de/</text:span></text:a></text:p>
      <text:p text:style-name="P8">E-Mail:<text:tab/><text:tab/><text:tab/><text:a xlink:type="simple" xlink:href="mailto:ass@oqlt.de">ass@oqlt.de</text:a></text:p>
      <text:p text:style-name="P8">IRC-Webchat:<text:tab/><text:tab/><text:a xlink:type="simple" xlink:href="http://java.freenode.net/index.php?channel=oqlt">http://java.freenode.net/index.php?channel=oqlt</text:a></text:p>
      <text:p text:style-name="P8">IRC-URL (für Kundige): irc://chat.freenode.net/oqlt</text:p>
      <text:p text:style-name="P8"/>
      <text:p text:style-name="P16"><text:span text:style-name="T6">Thema:</text:span><text:span text:style-name="T3"><text:tab/><text:tab/><text:tab/></text:span><text:span text:style-name="T1">Kommunikation im Internet</text:span></text:p>
      <text:p text:style-name="P11"/>
      <text:p text:style-name="P11">Aufgabe:</text:p>
      <text:p text:style-name="P7">Machen Sie sich mit der Problematik der Internetabhängigkeit vertraut. Beispiele für Fragen, die Sie sich stellen sollten: Woran erkenne ich einen Internetabhängigen? Was kann ich präventiv gegen Internetsucht tun? Wer ist gefärdet, abhängig zu werden? Ist völliger Verzicht eine praktikable Lösung? Welche Rolle spielen die Eltern? Geben Sie sich eine thematische Richtung vor. Erstellen Sie eine Präsentation.</text:p>
      <text:p text:style-name="P22"><text:span text:style-name="T5"/></text:p>
      <text:p text:style-name="P22"><text:span text:style-name="T3">Stichwörter:</text:span></text:p>
      <text:p text:style-name="P23">MMORPG, Symptome, Therapie, Forensucht, Chatsucht</text:p>
      <text:p text:style-name="P9"/>
      <text:p text:style-name="P17">Eingrenzungen:</text:p>
      <text:p text:style-name="Standard"><text:span text:style-name="T7">Verzichten Sie auf die Erörterung folgender Punkte, die für die Aufgabe von geringer Relevanz sind, um Überschneidungen mit anderen Themen zu vermeiden:</text:span><text:span text:style-name="T7"> </text:span><text:span text:style-name="T12">Online-Kaufsucht und Online-Glücksspielsucht </text:span></text:p>
      <text:p text:style-name="P24"/>
      <text:p text:style-name="P11">Tipp:</text:p>
      <text:p text:style-name="P6">Sammeln sie alle Ideen im Brainstorming.</text:p>
      <text:p text:style-name="P6">Verzetteln sie sich nicht in Details; geben Sie sich einen Zeitrahmen vor und befolgen Sie diesen.</text:p>
      <text:p text:style-name="P6">Dokumentieren Sie Ihre Zwischenergebnisse.</text:p>
      <text:p text:style-name="P6">Besprechen Sie gefundene Stichpunkte in ihrer Gruppe.</text:p>
      <text:p text:style-name="P8"/>
      <text:p text:style-name="P11">Hilfe:</text:p>
      <text:p text:style-name="P20"><text:a xlink:type="simple" xlink:href="http://de.wikipedia.org/wiki/Internetabhängigkeit"><text:span text:style-name="T6">http://de.wikipedia.org/wiki/Internetabh%C3%A4ngigkeit</text:span></text:a></text:p>
      <text:p text:style-name="P20"><text:a xlink:type="simple" xlink:href="http://www.bssb.uni-oldenburg.de/11741.html"><text:span text:style-name="T6">http://www.bssb.uni-oldenburg.de/11741.html</text:span></text:a></text:p>
      <text:p text:style-name="P20"><text:a xlink:type="simple" xlink:href="http://de.wikipedia.org/wiki/MMORPG"><text:span text:style-name="T6">http://de.wikipedia.org/wiki/MMORPG</text:span></text:a></text:p>
      <text:p text:style-name="P21"/>
      <text:p text:style-name="P13">Viel Erfol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8.009cm" fo:margin-left="0cm" fo:margin-right="-0.009cm" table:align="margins"/>
    </style:style>
    <style:style style:name="Tabelle1.A" style:family="table-column">
      <style:table-column-properties style:column-width="5.618cm" style:rel-column-width="20443*"/>
    </style:style>
    <style:style style:name="Tabelle1.B" style:family="table-column">
      <style:table-column-properties style:column-width="6.38cm" style:rel-column-width="23216*"/>
    </style:style>
    <style:style style:name="Tabelle1.C" style:family="table-column">
      <style:table-column-properties style:column-width="6.011cm" style:rel-column-width="21876*"/>
    </style:style>
    <style:style style:name="Tabelle1.A1" style:family="table-cell">
      <style:table-cell-properties fo:padding="0.097cm" fo:border="none"/>
    </style:style>
    <style:style style:name="MP1" style:family="paragraph" style:parent-style-name="Header">
      <style:paragraph-properties fo:text-align="center" style:justify-single-word="false"/>
      <style:text-properties style:font-name="Arial" fo:font-size="14pt" style:font-size-asian="14pt" style:font-size-complex="14pt"/>
    </style:style>
    <style:style style:name="MP2" style:family="paragraph" style:parent-style-name="Header">
      <style:paragraph-properties fo:text-align="center" style:justify-single-word="false"/>
      <style:text-properties style:font-name="Arial" fo:font-size="14pt" fo:font-weight="bold" style:font-size-asian="14pt" style:font-weight-asian="bold" style:font-size-complex="14pt" style:font-weight-complex="bold"/>
    </style:style>
    <style:style style:name="MP3" style:family="paragraph" style:parent-style-name="Header">
      <style:paragraph-properties fo:text-align="center" style:justify-single-word="false"/>
      <style:text-properties style:font-name="Arial" fo:font-size="10pt" style:font-size-asian="10pt" style:font-size-complex="10pt"/>
    </style:style>
    <style:style style:name="MP4" style:family="paragraph" style:parent-style-name="Footer">
      <style:text-properties style:font-name="Arial" fo:font-size="10pt" style:font-size-asian="10pt" style:font-size-complex="10pt"/>
    </style:style>
    <style:style style:name="MP5" style:family="paragraph" style:parent-style-name="Standard">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MP6" style:family="paragraph" style:parent-style-name="Table_20_Contents">
      <style:paragraph-properties fo:text-align="end" style:justify-single-word="false"/>
      <style:text-properties style:font-name="Arial" fo:font-size="10pt" style:font-size-asian="10pt" style:font-size-complex="10pt"/>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99cm" fo:margin-left="2cm" fo:margin-right="1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Grafik3" text:anchor-type="paragraph" svg:x="15.483cm" svg:y="0cm" svg:width="2.499cm" svg:height="2.499cm" draw:z-index="1"><draw:image xlink:href="Pictures/100002010000014D0000014D879A3BC4.png" xlink:type="simple" xlink:show="embed" xlink:actuate="onLoad"/></draw:frame><draw:frame draw:style-name="Mfr1" draw:name="Grafik4" text:anchor-type="paragraph" svg:x="-0.002cm" svg:y="-0.014cm" svg:width="4.039cm" svg:height="2.499cm" draw:z-index="3"><draw:image xlink:href="Pictures/10000000000000660000003FF36DA160.gif" xlink:type="simple" xlink:show="embed" xlink:actuate="onLoad"/></draw:frame></text:p>
        <text:p text:style-name="MP1">ASS-Thementage 2009</text:p>
        <text:p text:style-name="MP2">Jugendliche</text:p>
        <text:p text:style-name="MP3"/>
        <text:p text:style-name="MP3"/>
      </style:header>
      <style:footer>
        <text:p text:style-name="Footer"/>
        <table:table table:name="Tabelle1" table:style-name="Tabelle1">
          <table:table-column table:style-name="Tabelle1.A"/>
          <table:table-column table:style-name="Tabelle1.B"/>
          <table:table-column table:style-name="Tabelle1.C"/>
          <table:table-row>
            <table:table-cell table:style-name="Tabelle1.A1" office:value-type="string">
              <text:p text:style-name="MP4">Projektorganisation: <text:a xlink:type="simple" xlink:href="http://oqlt.de/">http://oqlt.de/</text:a></text:p>
            </table:table-cell>
            <table:table-cell table:style-name="Tabelle1.A1" office:value-type="string">
              <text:p text:style-name="MP5">„Kommunikation im Internet“</text:p>
            </table:table-cell>
            <table:table-cell table:style-name="Tabelle1.A1" office:value-type="string">
              <text:p text:style-name="MP6">Seite <text:page-number text:select-page="current">1</text:page-number> von <text:page-count>2</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2T00:56:32.31</meta:creation-date>
    <dc:date>2009-06-12T00:10:52.51</dc:date>
    <meta:editing-duration>PT150H36M44S</meta:editing-duration>
    <meta:editing-cycles>57</meta:editing-cycles>
    <meta:generator>OpenOffice.org/3.1$Win32 OpenOffice.org_project/310m11$Build-9399</meta:generator>
    <meta:document-statistic meta:table-count="1" meta:image-count="2" meta:object-count="0" meta:page-count="2" meta:paragraph-count="44" meta:word-count="337" meta:character-count="2610"/>
    <meta:user-defined meta:name="Info 1"/>
    <meta:user-defined meta:name="Info 2"/>
    <meta:user-defined meta:name="Info 3"/>
    <meta:user-defined meta:name="Info 4"/>
  </office:meta>
</office:document-meta>
</file>